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062d3" officeooo:paragraph-rsid="000062d3" style:font-size-asian="16pt" style:font-size-complex="16pt"/>
    </style:style>
    <style:style style:name="P2" style:family="paragraph" style:parent-style-name="Standard">
      <style:text-properties fo:font-size="16pt" fo:language="de" fo:country="DE" officeooo:rsid="000062d3" officeooo:paragraph-rsid="000062d3" style:font-size-asian="16pt" style:font-size-complex="16pt"/>
    </style:style>
    <style:style style:name="P3" style:family="paragraph" style:parent-style-name="Standard">
      <style:text-properties fo:font-size="16pt" fo:language="de" fo:country="DE" officeooo:rsid="000237fd" officeooo:paragraph-rsid="000237fd" style:font-size-asian="16pt" style:font-size-complex="16pt"/>
    </style:style>
    <style:style style:name="P4" style:family="paragraph" style:parent-style-name="Standard">
      <style:text-properties fo:font-size="9pt" officeooo:rsid="000237fd" officeooo:paragraph-rsid="000237fd" style:font-size-asian="9pt" style:font-size-complex="9pt"/>
    </style:style>
    <style:style style:name="P5" style:family="paragraph" style:parent-style-name="Standard">
      <style:text-properties fo:font-size="9pt" fo:language="de" fo:country="DE" officeooo:rsid="000237fd" officeooo:paragraph-rsid="000237fd" style:font-size-asian="9pt" style:font-size-complex="9pt"/>
    </style:style>
    <style:style style:name="P6" style:family="paragraph" style:parent-style-name="Text_20_body">
      <style:text-properties fo:font-size="12pt" fo:language="de" fo:country="DE" officeooo:rsid="000062d3" officeooo:paragraph-rsid="000062d3" style:font-size-asian="12pt" style:font-size-complex="12pt"/>
    </style:style>
    <style:style style:name="P7" style:family="paragraph" style:parent-style-name="Text_20_body" style:list-style-name="L2"/>
    <style:style style:name="P8" style:family="paragraph" style:parent-style-name="Text_20_body">
      <style:text-properties fo:language="de" fo:country="DE"/>
    </style:style>
    <style:style style:name="P9" style:family="paragraph" style:parent-style-name="Text_20_body" style:list-style-name="L2">
      <style:paragraph-properties fo:margin-top="0cm" fo:margin-bottom="0cm" loext:contextual-spacing="false"/>
    </style:style>
    <style:style style:name="T1" style:family="text">
      <style:text-properties fo:font-style="italic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fo:language="de" fo:country="DE" style:font-size-asian="9pt" style:font-size-complex="9pt"/>
    </style:style>
    <style:style style:name="T4" style:family="text">
      <style:text-properties officeooo:rsid="00029532"/>
    </style:style>
    <style:style style:name="T5" style:family="text">
      <style:text-properties fo:language="de" fo:country="DE"/>
    </style:style>
    <style:style style:name="T6" style:family="text">
      <style:text-properties fo:language="de" fo:country="DE" officeooo:rsid="00029532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izbarkeit</text:p>
      <text:p text:style-name="P2"/>
      <text:p text:style-name="P6"><text:bookmark text:name="Reizbarkeit"/>Reizbarkeit ist eine Eigenschaft lebender Organismen, auf Einwirkungen, also Reize, aus der Umwelt und dem Inneren des Körpers mit bestimmten Reaktionen zu antworten.</text:p>
      <text:p text:style-name="P8">Die <text:bookmark text:name="Reizaufnahme"/>Reizaufnahme erfolgt durch einzelne <text:bookmark text:name="Sinneszellen"/>Sinneszellen. Zum einen gibt es die, die in <text:bookmark text:name="Sinnesorgane"/>Sinnesorganen, wie z. B. Auge oder dem Ohr, konzentriert sein können, und zum anderen <text:bookmark text:name="freieNervenendigungen"/>freie Nervenendigungen. Die Aufnahme von Reizen führt zu einer Veränderung der elektrischen Ladung oder Spannung der Zellmembran. Die lebende Sinnes-, Nerven-, Muskelzelle wird erregt.<text:line-break/><text:bookmark text:name="Erregungsleitung"/>Erregungsleitung ist die Weiterleitung der <text:bookmark text:name="Erregung"/>Erregung von den Sinneszellen durch Nerven zum Zentralnervensystem oder vom Zentralnervensystem durch Nerven zu den Erfolgsorganen.</text:p>
      <text:p text:style-name="P8"><text:bookmark text:name="Reaktion"/>Reaktion ist die Beantwortung eines Reizes durch einen Organismus oder durch eines seiner Teile, der Organe.<text:line-break/>Die Aufnahme von Reizen und die Beantwortung des Organismus auf Reize läuft in den sogenannten <text:bookmark text:name="ReizReaktionsketten"/>Reiz-Reaktionsketten ab.<text:line-break/>Dabei nehmen Sinneszellen und freie Nervenendigungen Reize aus der Umwelt auf und wandeln sie in Erregungen um.</text:p>
      <text:p text:style-name="P8">Die Erregungen werden über <text:bookmark text:name="Empfindungsnerven"/>Empfindungsnerven (<text:bookmark text:name="sensibleNerven"/>sensible Nerven) zum Gehirn bzw. Rückenmark und von dort über <text:bookmark text:name="Bewegungsnerven"/>Bewegungsnerven (<text:bookmark text:name="motorischeNerven"/>motorische Nerven) zu den ausführenden Organen geleitet.</text:p>
      <text:p text:style-name="P1"><text:a xlink:type="simple" xlink:href="https://www.lernhelfer.de/schuelerlexikon/biologie/artikel/reiz-grundbegriffe" text:style-name="Internet_20_link" text:visited-style-name="Visited_20_Internet_20_Link"><text:span text:style-name="T3">https://www.lernhelfer.de/schuelerlexikon/biologie/artikel/reiz-grundbegriffe</text:span></text:a></text:p>
      <text:p text:style-name="P2"/>
      <text:p text:style-name="P2"/>
      <text:p text:style-name="P3">Reizarten</text:p>
      <text:p text:style-name="P3"/>
      <text:list xml:id="list4034412261" text:style-name="L2">
        <text:list-item>
          <text:p text:style-name="P9"><text:a xlink:type="simple" xlink:href="https://www.biologie-seite.de/Biologie/Tastsinn" text:style-name="Internet_20_link" text:visited-style-name="Visited_20_Internet_20_Link">Tasten</text:a><text:span text:style-name="T5"> (</text:span><text:a xlink:type="simple" xlink:href="https://www.biologie-seite.de/Biologie/Haut" text:style-name="Internet_20_link" text:visited-style-name="Visited_20_Internet_20_Link">Haut</text:a><text:span text:style-name="T5">) - Druck/Berührung, Temperatur </text:span></text:p>
        </text:list-item>
        <text:list-item>
          <text:p text:style-name="P9"><text:a xlink:type="simple" xlink:href="https://www.biologie-seite.de/Biologie/Gustatorische_Wahrnehmung" text:style-name="Internet_20_link" text:visited-style-name="Visited_20_Internet_20_Link">Schmecken</text:a><text:span text:style-name="T5"> (</text:span><text:a xlink:type="simple" xlink:href="https://www.biologie-seite.de/Biologie/Zunge" text:style-name="Internet_20_link" text:visited-style-name="Visited_20_Internet_20_Link">Zunge</text:a><text:span text:style-name="T5">) - salzig, sauer, süß, bitter, </text:span><text:span text:style-name="T6">umami</text:span><text:span text:style-name="T5">, fett </text:span></text:p>
        </text:list-item>
        <text:list-item>
          <text:p text:style-name="P9"><text:a xlink:type="simple" xlink:href="https://www.biologie-seite.de/Biologie/Olfaktorische_Wahrnehmung" text:style-name="Internet_20_link" text:visited-style-name="Visited_20_Internet_20_Link">Riechen</text:a><text:span text:style-name="T5"> (</text:span><text:a xlink:type="simple" xlink:href="https://www.biologie-seite.de/Biologie/Nase" text:style-name="Internet_20_link" text:visited-style-name="Visited_20_Internet_20_Link">Nase</text:a><text:span text:style-name="T5">) - Duftmoleküle (hat auch Anteil am Geschmackssinn) </text:span></text:p>
        </text:list-item>
        <text:list-item>
          <text:p text:style-name="P9"><text:a xlink:type="simple" xlink:href="https://www.biologie-seite.de/Biologie/Visuelle_Wahrnehmung" text:style-name="Internet_20_link" text:visited-style-name="Visited_20_Internet_20_Link">Sehen</text:a><text:span text:style-name="T5"> (</text:span><text:a xlink:type="simple" xlink:href="https://www.biologie-seite.de/Biologie/Auge" text:style-name="Internet_20_link" text:visited-style-name="Visited_20_Internet_20_Link">Augen</text:a><text:span text:style-name="T5">) - Helligkeit (Licht) und Farbe </text:span></text:p>
        </text:list-item>
        <text:list-item>
          <text:p text:style-name="P7"><text:a xlink:type="simple" xlink:href="https://www.biologie-seite.de/Biologie/Auditive_Wahrnehmung" text:style-name="Internet_20_link" text:visited-style-name="Visited_20_Internet_20_Link">Hören</text:a><text:span text:style-name="T5"> (</text:span><text:a xlink:type="simple" xlink:href="https://www.biologie-seite.de/Biologie/Ohr" text:style-name="Internet_20_link" text:visited-style-name="Visited_20_Internet_20_Link">Ohren</text:a><text:span text:style-name="T5">) - Schallwellen (Töne, Klänge)</text:span></text:p>
        </text:list-item>
      </text:list>
      <text:p text:style-name="P4"><text:a xlink:type="simple" xlink:href="https://www.biologie-seite.de/Biologie/Reiz" text:style-name="Internet_20_link" text:visited-style-name="Visited_20_Internet_20_Link"><text:span text:style-name="T5">https://www.biologie-seite.de/Biologie/Reiz</text:span></text:a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1-01-05T10:34:51.448000000</dc:date>
    <meta:editing-duration>PT9M37S</meta:editing-duration>
    <meta:editing-cycles>6</meta:editing-cycles>
    <meta:document-statistic meta:table-count="0" meta:image-count="0" meta:object-count="0" meta:page-count="1" meta:paragraph-count="13" meta:word-count="213" meta:character-count="1619" meta:non-whitespace-character-count="1420"/>
  </office:meta>
</office:document-meta>
</file>